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color="#FF0000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tudent Union<text:s/>Board of Directors Policy Amendment<text:s/>to Record Meetings</text:p>
      <text:p text:style-name="Normal"/>
      <text:p text:style-name="P2">Proposed<text:s/>Policy language:</text:p>
      <text:p text:style-name="Normal"/>
      <text:p text:style-name="P3">Each meeting<text:s/>of the Board of Directors shall be captured in<text:s/>a<text:s/>video recording<text:s/>that will be made accessible to the membership and stakeholders, except for in-camera items.</text:p>
      <text:p text:style-name="Normal"/>
      <text:p text:style-name="P4">Rationale:</text:p>
      <text:p text:style-name="Normal">The Board<text:s/>of Directors holds the highest level of responsibility within the organization.<text:s/>The board is<text:s/>supposed to be transparent and accountable to<text:s/>students. This amendment will allow for students to not only become more familiar with the Board and its business, but they will be more informed when considering candidacy.<text:s/>Regarding financial transparency,<text:s/>students should not just know<text:s/>where<text:s/>their<text:s/>money is spent, but how and when those decisions were made.</text:p>
      <text:p text:style-name="Normal"/>
      <text:p text:style-name="Normal">Two examples are the Laurier Students' Union and Brock University Students’ Union.<text:s/>The<text:s/>Laurier Students' Union<text:s/>has<text:s/>recorded<text:s/>their Board meetings<text:s/>since<text:s/>before the pandemic. Currently,<text:s/>one<text:s/>must<text:s/>login with<text:s/>a<text:s/>Laurier student account to view their Board meetings. However, the recordings used to be on their Facebook page until early 2020, and received hundreds of views (<text:a xlink:href="https://www.facebook.com/pg/LaurierStudentsUnion/videos/?ref=page_internal" office:target-frame-name="_top" xlink:show="replace"><text:span text:style-name="Hyperlink">click here for Facebook page</text:span></text:a>). Since then, recordings have transferred to a student portal.<text:s/>The Brock University Students’ Union currently posts their board meeting videos on YouTube.</text:p>
      <text:p text:style-name="Normal"/>
      <text:p text:style-name="P5">Possible Video Access Locations:</text:p>
      <text:p text:style-name="Normal">The recordings<text:s/>can be<text:s/>stored on a SharePoint site so that only those with<text:s/>university<text:s/>email accounts can view the recording. Alternatively, they can be put on YouTube.</text:p>
      <text:p text:style-name="Normal"/>
      <text:p text:style-name="P6">Execution:</text:p>
      <text:p text:style-name="Normal">Meetings can be recorded using the record function of the virtual platform (e.g., Microsoft Teams). In-person meetings can be recorded on a camera or laptop webcam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Arial" style:font-name-asian="Times New Roma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Bullet2" style:display-name="List Bullet 2" style:family="paragraph" style:parent-style-name="Normal" style:list-style-name="LFO1">
      <style:text-properties fo:hyphenate="false"/>
    </style:style>
    <style:style style:name="WW_CharLFO1LVL1" style:family="text">
      <style:text-properties style:font-name="Symbol" fo:font-size="10pt" style:font-size-asian="10pt" style:font-size-complex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4-06T05:19:00Z</meta:creation-date>
    <dc:date>2026-04-18T15:25:00Z</dc:date>
    <meta:template xlink:href="Normal.dotm" xlink:type="simple"/>
    <meta:editing-cycles>21</meta:editing-cycles>
    <meta:editing-duration>PT720S</meta:editing-duration>
    <meta:document-statistic meta:page-count="1" meta:paragraph-count="3" meta:word-count="263" meta:character-count="1760" meta:row-count="12" meta:non-whitespace-character-count="1500"/>
  </office:meta>
</office:document-meta>
</file>